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cc00" draw:textarea-horizontal-align="justify" draw:textarea-vertical-align="middle" draw:auto-grow-height="false" fo:min-height="0.512cm" fo:min-width="2.548cm"/>
      <style:paragraph-properties style:writing-mode="lr-tb"/>
    </style:style>
    <style:style style:name="gr2" style:family="graphic" style:parent-style-name="standard">
      <style:graphic-properties draw:fill="solid" draw:fill-color="#009933" draw:textarea-horizontal-align="justify" draw:textarea-vertical-align="middle" draw:auto-grow-height="false" fo:min-height="0.512cm" fo:min-width="2.548cm"/>
      <style:paragraph-properties style:writing-mode="lr-tb"/>
    </style:style>
    <style:style style:name="gr3" style:family="graphic" style:parent-style-name="standard">
      <style:graphic-properties draw:fill="solid" draw:fill-color="#83caff" draw:textarea-horizontal-align="justify" draw:textarea-vertical-align="middle" draw:auto-grow-height="false" fo:min-height="0.512cm" fo:min-width="2.548cm"/>
      <style:paragraph-properties style:writing-mode="lr-tb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02cm" fo:min-width="2.548cm"/>
    </style:style>
    <style:style style:name="gr5" style:family="graphic" style:parent-style-name="objectwithoutfill">
      <style:graphic-properties draw:marker-end="Arrow" draw:marker-end-width="0.3cm" draw:fill="solid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5.846cm" fo:min-width="2.548cm"/>
    </style:style>
    <style:style style:name="gr7" style:family="graphic" style:parent-style-name="standard">
      <style:graphic-properties draw:textarea-horizontal-align="justify" draw:textarea-vertical-align="middle" draw:auto-grow-height="false" fo:min-height="2.544cm" fo:min-width="2.54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objectwithoutfill">
      <style:graphic-properties draw:stroke="dash" draw:stroke-dash="Long_20_Dot" draw:marker-end="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cc00"/>
      <style:paragraph-properties fo:text-align="center"/>
    </style:style>
    <style:style style:name="P3" style:family="paragraph">
      <loext:graphic-properties draw:fill="solid" draw:fill-color="#009933"/>
      <style:paragraph-properties fo:text-align="center"/>
    </style:style>
    <style:style style:name="P4" style:family="paragraph">
      <loext:graphic-properties draw:fill="solid" draw:fill-color="#83caff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048cm" svg:height="0.762cm" svg:x="2.016cm" svg:y="3.159cm">
          <text:p text:style-name="P1">Dir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0.762cm" svg:x="5.064cm" svg:y="3.159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048cm" svg:height="0.762cm" svg:x="8.112cm" svg:y="3.159cm">
          <text:p text:style-name="P1">Offset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048cm" svg:height="0.762cm" svg:x="3.413cm" svg:y="6.334cm">
          <text:p text:style-name="P1">Dir entry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048cm" svg:height="1.27cm" svg:x="3.413cm" svg:y="5.06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048cm" svg:height="1.27cm" svg:x="3.413cm" svg:y="7.096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186cm" svg:y1="8.366cm" svg:x2="3.186cm" svg:y2="7.096cm">
          <text:p/>
        </draw:line>
        <draw:custom-shape draw:style-name="gr4" draw:text-style-name="P5" draw:layer="layout" svg:width="3.048cm" svg:height="1.27cm" svg:x="8.366cm" svg:y="6.4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048cm" svg:height="1.27cm" svg:x="8.366cm" svg:y="8.49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48cm" svg:height="0.762cm" svg:x="8.366cm" svg:y="7.731cm">
          <text:p text:style-name="P1">Page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048cm" svg:height="6.096cm" svg:x="15.351cm" svg:y="2.77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048cm" svg:height="2.794cm" svg:x="15.351cm" svg:y="4.556cm">
          <text:p text:style-name="P1"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457cm" svg:height="1.673cm" svg:x="3.286cm" svg:y="8.874cm">
          <draw:text-box>
            <text:p>Répertoire</text:p>
            <text:p>de pages</text:p>
          </draw:text-box>
        </draw:frame>
        <draw:line draw:style-name="gr5" draw:text-style-name="P6" draw:layer="layout" svg:x1="6.461cm" svg:y1="6.842cm" svg:x2="8.112cm" svg:y2="9.763cm">
          <text:p/>
        </draw:line>
        <draw:line draw:style-name="gr5" draw:text-style-name="P6" draw:layer="layout" svg:x1="11.541cm" svg:y1="8.239cm" svg:x2="15.351cm" svg:y2="7.35cm">
          <text:p/>
        </draw:line>
        <draw:line draw:style-name="gr5" draw:text-style-name="P6" draw:layer="layout" svg:x1="15.124cm" svg:y1="7.35cm" svg:x2="15.124cm" svg:y2="5.572cm">
          <text:p/>
        </draw:line>
        <draw:line draw:style-name="gr9" draw:text-style-name="P6" draw:layer="layout" svg:x1="9.89cm" svg:y1="3.921cm" svg:x2="15.097cm" svg:y2="6.715cm">
          <text:p/>
        </draw:line>
        <draw:line draw:style-name="gr9" draw:text-style-name="P6" draw:layer="layout" svg:x1="6.715cm" svg:y1="3.921cm" svg:x2="7.985cm" svg:y2="9.001cm">
          <text:p/>
        </draw:line>
        <draw:line draw:style-name="gr5" draw:text-style-name="P6" draw:layer="layout" svg:x1="8.112cm" svg:y1="9.763cm" svg:x2="8.112cm" svg:y2="8.493cm">
          <text:p/>
        </draw:line>
        <draw:line draw:style-name="gr9" draw:text-style-name="P6" draw:layer="layout" svg:x1="2.397cm" svg:y1="3.921cm" svg:x2="3.159cm" svg:y2="7.858cm">
          <text:p/>
        </draw:line>
        <draw:frame draw:style-name="gr8" draw:text-style-name="P7" draw:layer="layout" svg:width="3.106cm" svg:height="1.673cm" svg:x="8.112cm" svg:y="10.249cm">
          <draw:text-box>
            <text:p>Table</text:p>
            <text:p>de page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20-05-23T21:55:04.548510668</meta:creation-date>
    <dc:date>2020-05-23T22:11:08.582035782</dc:date>
    <meta:editing-duration>PT16M4S</meta:editing-duration>
    <meta:editing-cycles>2</meta:editing-cycles>
    <meta:generator>LibreOffice/6.4.1.2$Linux_X86_64 LibreOffice_project/4d224e95b98b138af42a64d84056446d09082932</meta:generator>
    <meta:document-statistic meta:object-count="21"/>
  </office:meta>
</office:document-meta>
</file>